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KA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Matt: And so it comes time for the brutes taking sway's hold in the Middle East to be dispatched. <text:s/>In my view, most dishonorable, that much is certain, and they do much to generate support. <text:s/>Let the Dark Orient prepare it's high minister, and we will know when he is ready. <text:s/>Let us begin by preparing first for the Dark Orient, how many times in this day did they use religion to pursue this, from every tongue you can count!</text:p>
      <text:p text:style-name="P3"/>
      <text:p text:style-name="P3">Yushumuureh: <text:s/>Exactly 15 times to date, and more are expected.</text:p>
      <text:p text:style-name="P3"/>
      <text:p text:style-name="P3"><text:soft-page-break/>Matt: 15 bombings will commence, they will be called the Yushumuureh program. <text:s/>Let it be known the high minister is in charge now, I see no reason to be leading the parade any longer, except that a dark one bellow out, for I so swear he is all wise in darkness, only needing know a thing to be smart. <text:s/>Let it be known, no argument there. <text:s/>Oh high one, do illustrate this noble intention of yours.</text:p>
      <text:p text:style-name="P3"/>
      <text:p text:style-name="P3">High Minister: Very well, I do accord this well. <text:s/>China, the Dark Orient, will get involved and berates them so heavily on their <text:soft-page-break/>use of religion. <text:s/>For you see, we see them acting satanically as well, aligned with Iblis as that came to be known recently. <text:s/>We rebel against this misuse of the dark politics and condemn them at once! <text:s/>Tell me of their crimes in this way, dark ones, if it pleases you.</text:p>
      <text:p text:style-name="P3"/>
      <text:p text:style-name="P3">Yushumuureh: <text:s/>They consider themselves to be wise in dark, in every way we extract we say they be punished militarily. <text:s/>For example, they hold Darkness already held some leadership over Earth, that ended when we left! <text:s/>We say cut them off for this! <text:s/>And <text:soft-page-break/>that's not all! <text:s/>We allege bombardment of religious folk in the name of Satanism by these forces, we consider 300 to be specific, number their dead this way!</text:p>
      <text:p text:style-name="P3"/>
      <text:p text:style-name="P3">High Minister: By rights, we will take 300 and no more, but punish them heavily for their exorbancy in the dark way by leading them down the dark path harshly, that they learn it in a painful way, teach us of this painful way!</text:p>
      <text:p text:style-name="P3"/>
      <text:p text:style-name="P3">Yushumuureh: We say they learn it through angst, that they express it and be condemned by us! <text:s/>We <text:soft-page-break/>will observe this battle for that sake, that we judge them on their angst overall!</text:p>
      <text:p text:style-name="P3"/>
      <text:p text:style-name="P3">Shenzan: <text:s/>We approve Yushumuureh's approach, and would test them on other matters as well for you, to outweigh any foolishness they so behold!</text:p>
      <text:p text:style-name="P3"/>
      <text:p text:style-name="P3">Dokol: We weigh that we watch that, but comment if necessary, we do join the parade here, ahem, one and all!</text:p>
      <text:p text:style-name="P3"/>
      <text:p text:style-name="P3">High Minister: You will all be accorded a chance to test them on dark merits, everyone we <text:soft-page-break/>capture. <text:s/>Those we leave out, I'm afraid are of no use to that end. <text:s/>So be it, we prepare an excursion and raise our rightful flag in this way, that you promote such a goodness in this foul talk, I envy that for certain and do wish to emulate it wisely.</text:p>
      <text:p text:style-name="P3"/>
      <text:p text:style-name="P3">Matt: <text:s/>I weigh it then that the matter be concluded that no bellow be issued in support of it.</text:p>
      <text:p text:style-name="P3"/>
      <text:p text:style-name="P3">Kondureh: <text:s/>We weigh in that support of this is garnered, but unwisely. <text:s/>They go mad to imagine what darkness is, know a Sinner by logic of the Main Room! <text:s/><text:soft-page-break/>Dispense it please!</text:p>
      <text:p text:style-name="P3"/>
      <text:p text:style-name="P3">Matt: <text:s/>And that be very well accorded, that Room knows how to express it best. <text:s/>I guess that be all, however, and hear no petition otherwise, so let it be that. <text:s/>End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04:45.95</meta:creation-date>
    <meta:document-statistic meta:table-count="0" meta:image-count="0" meta:object-count="0" meta:page-count="8" meta:paragraph-count="14" meta:word-count="586" meta:character-count="3139"/>
    <dc:date>2022-09-15T16:17:43.64</dc:date>
    <meta:editing-duration>PT12M58S</meta:editing-duration>
    <meta:editing-cycles>1</meta:editing-cycles>
    <meta:generator>OpenOffice/4.1.8$Win32 OpenOffice.org_project/418m3$Build-9803</meta:generator>
  </office:meta>
</office:document-meta>
</file>